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ngkah langkah pengerjaan skripsi</text:p>
      <text:p text:style-name="Standard"/>
      <text:p text:style-name="Standard">visual varadigem</text:p>
      <text:p text:style-name="Standard"/>
      <text:p text:style-name="Standard">manmap</text:p>
      <text:p text:style-name="Standard"/>
      <text:p text:style-name="Standard">usecase diagram</text:p>
      <text:p text:style-name="Standard"/>
      <text:p text:style-name="Standard"/>
      <text:p text:style-name="Standard"/>
      <text:p text:style-name="Standard">program </text:p>
      <text:p text:style-name="Standard"/>
      <text:p text:style-name="Standard">3 tabel </text:p>
      <text:p text:style-name="Standard"/>
      <text:p text:style-name="Standard">-rools-&gt; inbond. mikrotik firewall filter</text:p>
      <text:p text:style-name="Standard"/>
      <text:p text:style-name="Standard">-user -&gt; . . .</text:p>
      <text:p text:style-name="Standard"/>
      <text:p text:style-name="Standard">-mikrotik. username , password,por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am </meta:initial-creator>
    <meta:creation-date>2014-07-04T12:04:46</meta:creation-date>
    <dc:date>2014-07-04T12:05:33</dc:date>
    <dc:creator>salam </dc:creator>
    <meta:editing-duration>P0D</meta:editing-duration>
    <meta:editing-cycles>1</meta:editing-cycles>
    <meta:document-statistic meta:table-count="0" meta:image-count="0" meta:object-count="0" meta:page-count="1" meta:paragraph-count="9" meta:word-count="26" meta:character-count="177" meta:non-whitespace-character-count="158"/>
    <meta:generator>LibreOffice/3.5$Linux_x86 LibreOffice_project/350m1$Build-2</meta:generator>
  </office:meta>
</office:document-meta>
</file>